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71f" officeooo:paragraph-rsid="0004171f"/>
    </style:style>
    <style:style style:name="P2" style:family="paragraph" style:parent-style-name="Standard">
      <style:text-properties officeooo:rsid="0004171f" officeooo:paragraph-rsid="0004391b"/>
    </style:style>
    <style:style style:name="P3" style:family="paragraph" style:parent-style-name="Standard">
      <style:text-properties officeooo:paragraph-rsid="0004171f"/>
    </style:style>
    <style:style style:name="P4" style:family="paragraph" style:parent-style-name="Standard">
      <style:text-properties officeooo:rsid="0004391b" officeooo:paragraph-rsid="0004391b"/>
    </style:style>
    <style:style style:name="T1" style:family="text">
      <style:text-properties officeooo:rsid="0004171f"/>
    </style:style>
    <style:style style:name="T2" style:family="text">
      <style:text-properties officeooo:rsid="0004391b"/>
    </style:style>
    <style:style style:name="T3" style:family="text">
      <style:text-properties officeooo:rsid="00063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l statemnt = if and else</text:p>
      <text:p text:style-name="P1"/>
      <text:p text:style-name="P4">Con</text:p>
      <text:p text:style-name="P1"/>
      <text:p text:style-name="P2">11. goto statement<text:line-break/></text:p>
      <text:p text:style-name="P2"><text:span text:style-name="T2">Practice: </text:span><text:s/>show number from 10 - 19 use control loop (while, do while, for,)</text:p>
      <text:p text:style-name="P1"/>
      <text:p text:style-name="P3">Home</text:p>
      <text:p text:style-name="P3"/>
      <text:p text:style-name="P3">2. Do 1 * <text:s/><text:span text:style-name="T3">2 </text:span><text:s/>*…. * N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06T08:33:53.492141481</dc:date>
    <meta:editing-duration>PT8M15S</meta:editing-duration>
    <meta:editing-cycles>4</meta:editing-cycles>
    <meta:document-statistic meta:table-count="0" meta:image-count="0" meta:object-count="0" meta:page-count="1" meta:paragraph-count="6" meta:word-count="33" meta:character-count="154" meta:non-whitespace-character-count="123"/>
  </office:meta>
</office:document-meta>
</file>